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6a4" officeooo:paragraph-rsid="000396a4"/>
    </style:style>
    <style:style style:name="P2" style:family="paragraph" style:parent-style-name="Standard">
      <style:text-properties fo:font-size="16pt" officeooo:rsid="000396a4" officeooo:paragraph-rsid="0004788e" style:font-size-asian="16pt" style:font-size-complex="16pt"/>
    </style:style>
    <style:style style:name="P3" style:family="paragraph" style:parent-style-name="Standard">
      <style:text-properties fo:font-size="16pt" fo:font-style="italic" fo:font-weight="bold" officeooo:rsid="0004788e" officeooo:paragraph-rsid="0004788e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6pt" fo:font-style="italic" fo:font-weight="bold" officeooo:rsid="0004788e" officeooo:paragraph-rsid="000c3e4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officeooo:rsid="0004788e" officeooo:paragraph-rsid="0004788e"/>
    </style:style>
    <style:style style:name="P6" style:family="paragraph" style:parent-style-name="Standard">
      <style:text-properties fo:font-weight="normal" officeooo:rsid="00108023" officeooo:paragraph-rsid="000ab06d" style:font-weight-asian="normal" style:font-weight-complex="normal"/>
    </style:style>
    <style:style style:name="P7" style:family="paragraph" style:parent-style-name="Standard">
      <style:text-properties fo:font-weight="normal" officeooo:rsid="00108023" officeooo:paragraph-rsid="000bfc64" style:font-weight-asian="normal" style:font-weight-complex="normal"/>
    </style:style>
    <style:style style:name="P8" style:family="paragraph" style:parent-style-name="Standard">
      <style:text-properties fo:font-weight="normal" officeooo:rsid="000996c7" officeooo:paragraph-rsid="000ab06d" style:font-weight-asian="normal" style:font-weight-complex="normal"/>
    </style:style>
    <style:style style:name="P9" style:family="paragraph" style:parent-style-name="Standard">
      <style:text-properties fo:font-weight="normal" officeooo:rsid="000996c7" officeooo:paragraph-rsid="000c3e45" fo:background-color="transparent" style:font-weight-asian="normal" style:font-weight-complex="normal"/>
    </style:style>
    <style:style style:name="P10" style:family="paragraph" style:parent-style-name="Standard">
      <style:text-properties fo:font-weight="normal" officeooo:rsid="000996c7" officeooo:paragraph-rsid="000d8b49" fo:background-color="transparent" style:font-weight-asian="normal" style:font-weight-complex="normal"/>
    </style:style>
    <style:style style:name="P11" style:family="paragraph" style:parent-style-name="Standard">
      <style:text-properties fo:font-weight="normal" officeooo:rsid="000996c7" officeooo:paragraph-rsid="000efd8e" fo:background-color="transparent" style:font-weight-asian="normal" style:font-weight-complex="normal"/>
    </style:style>
    <style:style style:name="P12" style:family="paragraph" style:parent-style-name="Standard">
      <style:text-properties fo:font-weight="normal" officeooo:rsid="00edd114" officeooo:paragraph-rsid="000c3e45" fo:background-color="transparent" style:font-weight-asian="normal" style:font-weight-complex="normal"/>
    </style:style>
    <style:style style:name="P13" style:family="paragraph" style:parent-style-name="Standard">
      <style:text-properties fo:font-weight="normal" officeooo:rsid="004d4066" officeooo:paragraph-rsid="000d8b49" fo:background-color="transparent" style:font-weight-asian="normal" style:font-weight-complex="normal"/>
    </style:style>
    <style:style style:name="P14" style:family="paragraph" style:parent-style-name="Standard">
      <style:text-properties fo:font-weight="normal" officeooo:rsid="004d4066" officeooo:paragraph-rsid="000efd8e" fo:background-color="transparent" style:font-weight-asian="normal" style:font-weight-complex="normal"/>
    </style:style>
    <style:style style:name="P15" style:family="paragraph" style:parent-style-name="Standard">
      <style:text-properties fo:font-weight="normal" officeooo:rsid="00ecd94a" officeooo:paragraph-rsid="000d8b49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f18520" officeooo:paragraph-rsid="000efd8e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paragraph-rsid="000ab06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0396a4" officeooo:paragraph-rsid="0004788e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f18520" officeooo:paragraph-rsid="000efd8e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normal" officeooo:rsid="00108023" officeooo:paragraph-rsid="000bfc6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5pt" officeooo:paragraph-rsid="000ab06d" style:font-size-asian="15pt" style:font-size-complex="15pt"/>
    </style:style>
    <style:style style:name="P22" style:family="paragraph" style:parent-style-name="Standard" style:list-style-name="L1">
      <style:text-properties officeooo:rsid="000996c7" officeooo:paragraph-rsid="000ab06d"/>
    </style:style>
    <style:style style:name="P23" style:family="paragraph" style:parent-style-name="Standard">
      <style:text-properties officeooo:rsid="000996c7" officeooo:paragraph-rsid="000ab06d"/>
    </style:style>
    <style:style style:name="P24" style:family="paragraph" style:parent-style-name="Standard" style:list-style-name="L1">
      <style:text-properties fo:font-weight="bold" officeooo:rsid="00101b7f" officeooo:paragraph-rsid="000ab06d" style:font-weight-asian="bold" style:font-weight-complex="bold"/>
    </style:style>
    <style:style style:name="P25" style:family="paragraph" style:parent-style-name="Standard" style:list-style-name="L3">
      <style:text-properties fo:font-weight="bold" officeooo:rsid="00101b7f" officeooo:paragraph-rsid="000ab06d" style:font-weight-asian="bold" style:font-weight-complex="bold"/>
    </style:style>
    <style:style style:name="P26" style:family="paragraph" style:parent-style-name="Standard" style:list-style-name="L3">
      <style:text-properties fo:font-weight="bold" officeooo:rsid="000996c7" officeooo:paragraph-rsid="000ab06d" style:font-weight-asian="bold" style:font-weight-complex="bold"/>
    </style:style>
    <style:style style:name="P27" style:family="paragraph" style:parent-style-name="Standard">
      <style:text-properties fo:font-weight="bold" officeooo:rsid="00108023" officeooo:paragraph-rsid="000bfc64" style:font-weight-asian="bold" style:font-weight-complex="bold"/>
    </style:style>
    <style:style style:name="P28" style:family="paragraph" style:parent-style-name="Standard">
      <style:text-properties fo:font-weight="bold" officeooo:rsid="000996c7" officeooo:paragraph-rsid="000c3e45" fo:background-color="transparent" style:font-weight-asian="bold" style:font-weight-complex="bold"/>
    </style:style>
    <style:style style:name="P29" style:family="paragraph" style:parent-style-name="Standard">
      <style:text-properties fo:font-weight="bold" officeooo:rsid="000996c7" officeooo:paragraph-rsid="000d8b49" fo:background-color="transparent" style:font-weight-asian="bold" style:font-weight-complex="bold"/>
    </style:style>
    <style:style style:name="P30" style:family="paragraph" style:parent-style-name="Standard">
      <style:text-properties fo:font-weight="bold" officeooo:rsid="000996c7" officeooo:paragraph-rsid="000efd8e" fo:background-color="transparent" style:font-weight-asian="bold" style:font-weight-complex="bold"/>
    </style:style>
    <style:style style:name="P31" style:family="paragraph" style:parent-style-name="Standard">
      <style:text-properties officeooo:paragraph-rsid="000ab06d"/>
    </style:style>
    <style:style style:name="T1" style:family="text">
      <style:text-properties officeooo:rsid="001b17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cf5e" style:font-weight-asian="bold" style:font-weight-complex="bold"/>
    </style:style>
    <style:style style:name="T4" style:family="text">
      <style:text-properties fo:font-weight="normal" officeooo:rsid="000acf5e" style:font-weight-asian="normal" style:font-weight-complex="normal"/>
    </style:style>
    <style:style style:name="T5" style:family="text">
      <style:text-properties fo:font-weight="normal" officeooo:rsid="00101b7f" style:font-weight-asian="normal" style:font-weight-complex="normal"/>
    </style:style>
    <style:style style:name="T6" style:family="text">
      <style:text-properties fo:font-weight="normal" officeooo:rsid="001e7542" style:font-weight-asian="normal" style:font-weight-complex="normal"/>
    </style:style>
    <style:style style:name="T7" style:family="text">
      <style:text-properties fo:font-weight="normal" officeooo:rsid="000996c7" style:font-weight-asian="normal" style:font-weight-complex="normal"/>
    </style:style>
    <style:style style:name="T8" style:family="text">
      <style:text-properties fo:font-weight="normal" officeooo:rsid="000c432e" style:font-weight-asian="normal" style:font-weight-complex="normal"/>
    </style:style>
    <style:style style:name="T9" style:family="text">
      <style:text-properties fo:font-weight="normal" officeooo:rsid="000e1736" style:font-weight-asian="normal" style:font-weight-complex="normal"/>
    </style:style>
    <style:style style:name="T10" style:family="text">
      <style:text-properties officeooo:rsid="000acf5e"/>
    </style:style>
    <style:style style:name="T11" style:family="text">
      <style:text-properties officeooo:rsid="000e8044"/>
    </style:style>
    <style:style style:name="T12" style:family="text">
      <style:text-properties officeooo:rsid="000e1736"/>
    </style:style>
    <style:style style:name="T13" style:family="text">
      <style:text-properties officeooo:rsid="00128b0c"/>
    </style:style>
    <style:style style:name="T14" style:family="text">
      <style:text-properties officeooo:rsid="000c432e"/>
    </style:style>
    <style:style style:name="T15" style:family="text">
      <style:text-properties officeooo:rsid="00117e12"/>
    </style:style>
    <style:style style:name="T16" style:family="text">
      <style:text-properties officeooo:rsid="00f35093"/>
    </style:style>
    <style:style style:name="T17" style:family="text">
      <style:text-properties officeooo:rsid="0037b2de"/>
    </style:style>
    <style:style style:name="T18" style:family="text">
      <style:text-properties officeooo:rsid="0023a9c1"/>
    </style:style>
    <style:style style:name="T19" style:family="text">
      <style:text-properties officeooo:rsid="00250eb7"/>
    </style:style>
    <style:style style:name="T20" style:family="text">
      <style:text-properties officeooo:rsid="002512e1"/>
    </style:style>
    <style:style style:name="T21" style:family="text">
      <style:text-properties officeooo:rsid="003b7043"/>
    </style:style>
    <style:style style:name="T22" style:family="text">
      <style:text-properties officeooo:rsid="004d4066"/>
    </style:style>
    <style:style style:name="T23" style:family="text">
      <style:text-properties officeooo:rsid="00969abd"/>
    </style:style>
    <style:style style:name="T24" style:family="text">
      <style:text-properties officeooo:rsid="00f05dfa"/>
    </style:style>
    <style:style style:name="T25" style:family="text">
      <style:text-properties officeooo:rsid="0040a4a1"/>
    </style:style>
    <style:style style:name="T26" style:family="text">
      <style:text-properties officeooo:rsid="0040f757"/>
    </style:style>
    <style:style style:name="T27" style:family="text">
      <style:text-properties officeooo:rsid="00a0d87f"/>
    </style:style>
    <style:style style:name="T28" style:family="text">
      <style:text-properties officeooo:rsid="00f24939"/>
    </style:style>
    <style:style style:name="T29" style:family="text">
      <style:text-properties officeooo:rsid="0042fecd"/>
    </style:style>
    <style:style style:name="T30" style:family="text">
      <style:text-properties officeooo:rsid="00a3bb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ELA DE PARES E NÃO PARES DOS PASSOS PARA ANÁLISE.</text:p>
      <text:p text:style-name="P2"/>
      <text:p text:style-name="P18">- Linkage SIM X SINANTB</text:p>
      <text:p text:style-name="P2"/>
      <text:p text:style-name="P1">→ Passos escolhidos: 6, 9 e 11</text:p>
      <text:p text:style-name="P1"/>
      <text:p text:style-name="P1">* Dicionario:</text:p>
      <text:p text:style-name="P5">Variável “PAR”:</text:p>
      <text:p text:style-name="P5"/>
      <text:p text:style-name="P5">0 = NÃO PAR</text:p>
      <text:p text:style-name="P5">1 = PAR encontrado por ponto de corte no passo.</text:p>
      <text:p text:style-name="P5">2 = PAR encontrado na revisão manual do passo</text:p>
      <text:p text:style-name="P3"/>
      <text:p text:style-name="P5"/>
      <text:p text:style-name="P17">- <text:span text:style-name="T1">Arquivos de dados utilizados:</text:span></text:p>
      <text:p text:style-name="P21"/>
      <text:p text:style-name="P21"/>
      <text:list xml:id="list125664032" text:style-name="L1">
        <text:list-item>
          <text:p text:style-name="P22"><text:span text:style-name="T3">Arquivo de Comparação: </text:span><text:span text:style-name="T4">“</text:span><text:span text:style-name="T5">sinantb” </text:span><text:span text:style-name="T6">(Lido integralmente)</text:span></text:p>
          <text:p text:style-name="P24"/>
          <text:p text:style-name="P24">SINANTB</text:p>
        </text:list-item>
      </text:list>
      <text:p text:style-name="P23">Registros: <text:span text:style-name="T10">8</text:span><text:span text:style-name="T11">2</text:span><text:span text:style-name="T10">.4</text:span><text:span text:style-name="T11">13</text:span></text:p>
      <text:p text:style-name="P23">Período: <text:span text:style-name="T10">2013 </text:span><text:span text:style-name="T12">a</text:span><text:span text:style-name="T10"> 2022</text:span></text:p>
      <text:p text:style-name="P23"/>
      <text:list xml:id="list1214130078" text:style-name="L3">
        <text:list-item>
          <text:p text:style-name="P26"><text:span text:style-name="T10">Arquivo de </text:span><text:span text:style-name="T13">R</text:span><text:span text:style-name="T10">eferência: </text:span><text:span text:style-name="T4">“</text:span><text:span text:style-name="T5">sim” </text:span><text:span text:style-name="T6">(Lido por blocos)</text:span></text:p>
          <text:p text:style-name="P26"/>
          <text:p text:style-name="P25">SIM</text:p>
        </text:list-item>
      </text:list>
      <text:p text:style-name="P8">Registros: <text:span text:style-name="T10">2.5</text:span><text:span text:style-name="T14">2</text:span><text:span text:style-name="T10">0</text:span></text:p>
      <text:p text:style-name="P31"><text:span text:style-name="T7">Período: </text:span><text:span text:style-name="T4">201</text:span><text:span text:style-name="T8">9</text:span><text:span text:style-name="T4"> </text:span><text:span text:style-name="T9">a</text:span><text:span text:style-name="T4"> 2022</text:span></text:p>
      <text:p text:style-name="P6"/>
      <text:p text:style-name="P20">- <text:span text:style-name="T2">Parâmetros de comparação utilizados:</text:span></text:p>
      <text:p text:style-name="P27"/>
      <text:p text:style-name="P7">Variável: “NOME” – Tipo: APROX – <text:span text:style-name="T15">Corr.: 99 – Inc.: 1 – Lim.: 85</text:span></text:p>
      <text:p text:style-name="P7">Variável: “NOMEMAE” – Tipo: APROX – <text:span text:style-name="T15">Corr.: 75 – Inc.: 2 – Lim.: 85</text:span></text:p>
      <text:p text:style-name="P7">Variável: “DTNASC” – Tipo: CARACTERE – <text:span text:style-name="T15">Corr.: 95 – Inc.: 5 – Lim.: 65</text:span></text:p>
      <text:p text:style-name="P27"/>
      <text:p text:style-name="P27"/>
      <text:p text:style-name="P4">*Detalhamento dos passos escolhidos:</text:p>
      <text:p text:style-name="P27"/>
      <text:p text:style-name="P28"><text:tab/><text:span text:style-name="T17">6</text:span>. <text:span text:style-name="T17">Sexto</text:span> passo:</text:p>
      <text:p text:style-name="P9"/>
      <text:p text:style-name="P9"><text:span text:style-name="T18">Blocagem</text:span>: PBLOCO + UBLOCO<text:span text:style-name="T19"> + </text:span>PBLOCOMAE + UBLOCOMAE</text:p>
      <text:p text:style-name="P9"/>
      <text:p text:style-name="P9">Comparação: <text:s/>Nome + <text:span text:style-name="T20">N</text:span>omemae + <text:span text:style-name="T20">D</text:span>tnasc</text:p>
      <text:p text:style-name="P9"/>
      <text:p text:style-name="P9">Ponto de corte: <text:span text:style-name="T21">+7,0240</text:span></text:p>
      <text:p text:style-name="P9">Pares encontrados: <text:span text:style-name="T21">76</text:span></text:p>
      <text:p text:style-name="P9"><text:span text:style-name="T22">Pares encontrados com revisão: </text:span><text:span text:style-name="T23">80</text:span></text:p>
      <text:p text:style-name="P12">TOTAL DE POSSÍVEIS PARES: <text:span text:style-name="T16">2.649</text:span></text:p>
      <text:p text:style-name="P12"/>
      <text:p text:style-name="P12"/>
      <text:p text:style-name="P29"><text:soft-page-break/><text:tab/><text:span text:style-name="T25">9</text:span>. <text:span text:style-name="T25">Nono</text:span> passo:</text:p>
      <text:p text:style-name="P10"/>
      <text:p text:style-name="P10"><text:span text:style-name="T18">Blocagem</text:span>: PBLOCO + UBLOCO<text:span text:style-name="T19"> + <text:s/></text:span>ANONASC <text:span text:style-name="T19">+ SEXO</text:span></text:p>
      <text:p text:style-name="P10"/>
      <text:p text:style-name="P10">Comparação: <text:s/>Nome + <text:span text:style-name="T20">N</text:span>omemae + <text:span text:style-name="T20">D</text:span>tnasc</text:p>
      <text:p text:style-name="P10"/>
      <text:p text:style-name="P10">Ponto de corte: <text:span text:style-name="T26">+7,8444</text:span></text:p>
      <text:p text:style-name="P10">Pares encontrados: <text:span text:style-name="T26">120</text:span></text:p>
      <text:p text:style-name="P13">Pares encontrados com revisão: <text:span text:style-name="T27">127</text:span></text:p>
      <text:p text:style-name="P15">TOTAL DE POSSIVEIS PARES: <text:span text:style-name="T24">1.449</text:span></text:p>
      <text:p text:style-name="P15"/>
      <text:p text:style-name="P15"/>
      <text:p text:style-name="P30"><text:tab/><text:span text:style-name="T29">11</text:span>. <text:span text:style-name="T29">Décimo primeiro</text:span> passo:</text:p>
      <text:p text:style-name="P11"/>
      <text:p text:style-name="P11"><text:span text:style-name="T18">Blocagem</text:span>: PBLOCO + UBLOCO<text:span text:style-name="T19"> + SEXO + CODMUNRES</text:span></text:p>
      <text:p text:style-name="P11">Comparação: <text:s/>Nome + <text:span text:style-name="T20">N</text:span>omemae + <text:span text:style-name="T20">D</text:span>tnasc</text:p>
      <text:p text:style-name="P11"/>
      <text:p text:style-name="P11">Ponto de corte: <text:span text:style-name="T29">+7,9019</text:span></text:p>
      <text:p text:style-name="P11">Pares encontrados: <text:span text:style-name="T29">15</text:span></text:p>
      <text:p text:style-name="P14">Pares encontrados com revisão: <text:span text:style-name="T30">40</text:span></text:p>
      <text:p text:style-name="P16">TOTAL DE POSSÍVEIS PARES: <text:span text:style-name="T28">57.598</text:span></text:p>
      <text:p text:style-name="P16"/>
      <text:p text:style-name="P16"/>
      <text:p text:style-name="P16"/>
      <text:p text:style-name="P19">Observação:</text:p>
      <text:p text:style-name="P16">Foi criada a tabela com pares e não pares de cada passo individualmente, e uma tabela com todo o conteúdo dos 3 passos selecionados junt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12T13:38:53.340083032</meta:creation-date>
    <dc:date>2025-11-12T14:48:03.136921990</dc:date>
    <meta:editing-duration>PT1H9M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255" meta:character-count="1506" meta:non-whitespace-character-count="1283"/>
  </office:meta>
</office:document-meta>
</file>